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fill="solid" draw:fill-color="#b80047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1pt" style:font-size-asian="11pt" style:font-size-complex="11pt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cm" svg:height="2cm" svg:x="2.5cm" svg:y="1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cm" svg:height="2cm" svg:x="5.5cm" svg:y="1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cm" svg:height="2cm" svg:x="8.5cm" svg:y="1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cm" svg:height="2cm" svg:x="11.5cm" svg:y="1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cm" svg:height="2cm" svg:x="14.5cm" svg:y="1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cm" svg:height="2cm" svg:x="17.5cm" svg:y="1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cm" svg:height="2cm" svg:x="20.5cm" svg:y="1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cm" svg:height="2cm" svg:x="23.5cm" svg:y="1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layer="layout" svg:width="0.853cm" svg:height="0.962cm" svg:x="3cm" svg:y="15.466cm">
          <draw:text-box>
            <text:p>1</text:p>
          </draw:text-box>
        </draw:frame>
        <draw:frame draw:style-name="gr2" draw:layer="layout" svg:width="0.853cm" svg:height="0.962cm" svg:x="6cm" svg:y="15.5cm">
          <draw:text-box>
            <text:p>2</text:p>
          </draw:text-box>
        </draw:frame>
        <draw:frame draw:style-name="gr2" draw:layer="layout" svg:width="0.853cm" svg:height="0.962cm" svg:x="9cm" svg:y="15.5cm">
          <draw:text-box>
            <text:p>3</text:p>
          </draw:text-box>
        </draw:frame>
        <draw:frame draw:style-name="gr2" draw:layer="layout" svg:width="0.853cm" svg:height="0.962cm" svg:x="12cm" svg:y="15.538cm">
          <draw:text-box>
            <text:p>4</text:p>
          </draw:text-box>
        </draw:frame>
        <draw:frame draw:style-name="gr2" draw:layer="layout" svg:width="0.853cm" svg:height="0.962cm" svg:x="15cm" svg:y="15.538cm">
          <draw:text-box>
            <text:p>5</text:p>
          </draw:text-box>
        </draw:frame>
        <draw:frame draw:style-name="gr2" draw:layer="layout" svg:width="0.853cm" svg:height="0.962cm" svg:x="18cm" svg:y="15.5cm">
          <draw:text-box>
            <text:p>6</text:p>
          </draw:text-box>
        </draw:frame>
        <draw:frame draw:style-name="gr2" draw:layer="layout" svg:width="0.853cm" svg:height="0.962cm" svg:x="21cm" svg:y="15.538cm">
          <draw:text-box>
            <text:p>7</text:p>
          </draw:text-box>
        </draw:frame>
        <draw:frame draw:style-name="gr2" draw:layer="layout" svg:width="0.853cm" svg:height="0.962cm" svg:x="24cm" svg:y="15.538cm">
          <draw:text-box>
            <text:p>8</text:p>
          </draw:text-box>
        </draw:frame>
        <draw:rect draw:style-name="gr3" draw:text-style-name="P1" draw:layer="layout" svg:width="0.5cm" svg:height="13cm" svg:x="27.632cm" svg:y="5.714cm">
          <text:p/>
        </draw:rect>
        <draw:rect draw:style-name="gr3" draw:text-style-name="P1" draw:layer="layout" svg:width="0.5cm" svg:height="6.5cm" svg:x="3cm" svg:y="8.5cm">
          <text:p/>
        </draw:rect>
        <draw:rect draw:style-name="gr3" draw:text-style-name="P1" draw:layer="layout" svg:width="0.5cm" svg:height="6.5cm" svg:x="6cm" svg:y="8.5cm">
          <text:p/>
        </draw:rect>
        <draw:rect draw:style-name="gr3" draw:text-style-name="P1" draw:layer="layout" svg:width="0.5cm" svg:height="6.5cm" svg:x="9cm" svg:y="8.5cm">
          <text:p/>
        </draw:rect>
        <draw:rect draw:style-name="gr3" draw:text-style-name="P1" draw:layer="layout" svg:width="0.5cm" svg:height="6.5cm" svg:x="12cm" svg:y="8.5cm">
          <text:p/>
        </draw:rect>
        <draw:rect draw:style-name="gr3" draw:text-style-name="P1" draw:layer="layout" svg:width="0.5cm" svg:height="6.5cm" svg:x="15cm" svg:y="8.5cm">
          <text:p/>
        </draw:rect>
        <draw:rect draw:style-name="gr3" draw:text-style-name="P1" draw:layer="layout" svg:width="0.5cm" svg:height="6.5cm" svg:x="18cm" svg:y="8.5cm">
          <text:p/>
        </draw:rect>
        <draw:rect draw:style-name="gr3" draw:text-style-name="P1" draw:layer="layout" svg:width="0.5cm" svg:height="6.5cm" svg:x="21cm" svg:y="8.5cm">
          <text:p/>
        </draw:rect>
        <draw:rect draw:style-name="gr3" draw:text-style-name="P1" draw:layer="layout" svg:width="0.5cm" svg:height="6.5cm" svg:x="24cm" svg:y="8.5cm">
          <text:p/>
        </draw:rect>
        <draw:frame draw:style-name="gr2" draw:layer="layout" svg:width="18.104cm" svg:height="0.962cm" svg:x="2cm" svg:y="19cm">
          <draw:text-box>
            <text:p>Loops – can tap to mute or unmute. Circles fill in as loops play.</text:p>
          </draw:text-box>
        </draw:frame>
        <draw:frame draw:style-name="gr2" draw:layer="layout" svg:width="10.912cm" svg:height="0.962cm" svg:x="2.5cm" svg:y="7cm">
          <draw:text-box>
            <text:p>Sliders to control volume for instance</text:p>
          </draw:text-box>
        </draw:frame>
        <draw:frame draw:style-name="gr2" draw:layer="layout" svg:width="3.609cm" svg:height="0.962cm" svg:x="25.091cm" svg:y="19cm">
          <draw:text-box>
            <text:p>Input Level</text:p>
          </draw:text-box>
        </draw:frame>
        <draw:custom-shape draw:style-name="gr4" draw:text-style-name="P2" draw:layer="layout" svg:width="1.5cm" svg:height="1.5cm" svg:x="2cm" svg:y="2cm">
          <text:p text:style-name="P1"><text:span text:style-name="T1">Intr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1.5cm" svg:height="1.5cm" svg:x="4cm" svg:y="2cm">
          <text:p text:style-name="P1"><text:span text:style-name="T1">V1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1.5cm" svg:height="1.5cm" svg:x="6cm" svg:y="2cm">
          <text:p text:style-name="P1"><text:span text:style-name="T1">V1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1.5cm" svg:height="1.5cm" svg:x="8cm" svg:y="2cm">
          <text:p text:style-name="P1"><text:span text:style-name="T1">P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1.5cm" svg:height="1.5cm" svg:x="10cm" svg:y="2cm">
          <text:p text:style-name="P1"><text:span text:style-name="T1">C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1.5cm" svg:height="1.5cm" svg:x="12cm" svg:y="2cm">
          <text:p text:style-name="P1"><text:span text:style-name="T1">V2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1.5cm" svg:height="1.5cm" svg:x="14cm" svg:y="2cm">
          <text:p text:style-name="P1"><text:span text:style-name="T1">V2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1.5cm" svg:height="1.5cm" svg:x="16cm" svg:y="2cm">
          <text:p text:style-name="P1"><text:span text:style-name="T1">P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1.5cm" svg:height="1.5cm" svg:x="18cm" svg:y="2cm">
          <text:p text:style-name="P1"><text:span text:style-name="T1">C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1.5cm" svg:height="1.5cm" svg:x="20cm" svg:y="2cm">
          <text:p text:style-name="P1"><text:span text:style-name="T1">Ch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1.5cm" svg:height="1.5cm" svg:x="22cm" svg:y="2cm">
          <text:p text:style-name="P1"><text:span text:style-name="T1">Outr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2.5cm" svg:height="2cm" svg:x="25.5cm" svg:y="2cm">
          <text:p text:style-name="P1"><text:span text:style-name="T2">Rec</text:span></text:p>
          <text:p text:style-name="P1"><text:span text:style-name="T2">Enable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1" draw:layer="layout" svg:width="3.066cm" svg:height="2.731cm" draw:transform="skewX (-0.000872664625997004) rotate (0.485376064979531) translate (16.512cm 5.085cm)">
          <text:p/>
          <draw:enhanced-geometry svg:viewBox="0 0 21600 21600" draw:glue-points="10800 0 ?f1 10800 0 21600 10800 21600 21600 21600 ?f7 10800" draw:text-areas="?f1 10800 ?f2 18000 ?f3 7200 ?f4 21600" draw:type="isosceles-triangle" draw:modifiers="9740.07173133355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3.066cm" svg:height="2.731cm" draw:transform="skewX (-0.00802851455917241) rotate (-2.67820773718598) translate (13.369cm 6.932cm)">
          <text:p/>
          <draw:enhanced-geometry svg:viewBox="0 0 21600 21600" draw:glue-points="10800 0 ?f1 10800 0 21600 10800 21600 21600 21600 ?f7 10800" draw:text-areas="?f1 10800 ?f2 18000 ?f3 7200 ?f4 21600" draw:type="isosceles-triangle" draw:modifiers="9740.07173133355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1cm" svg:height="2.5cm" svg:x="3cm" svg:y="4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2.5cm" svg:x="4.5cm" svg:y="4.5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Z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Elizabeth Barraud</meta:initial-creator>
    <meta:creation-date>2016-04-16T12:30:44</meta:creation-date>
    <dc:date>2016-04-16T13:28:25</dc:date>
    <dc:creator>Elizabeth Barraud</dc:creator>
    <meta:editing-duration>PT00H08M25S</meta:editing-duration>
    <meta:editing-cycles>1</meta:editing-cycles>
    <meta:document-statistic meta:object-count="44"/>
    <meta:generator>OpenOffice.org/3.2$Unix OpenOffice.org_project/320m12$Build-9483</meta:generator>
  </office:meta>
</office:document-meta>
</file>